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44b3c" officeooo:paragraph-rsid="00044b3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44b3c" officeooo:paragraph-rsid="00044b3c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officeooo:rsid="00044b3c" officeooo:paragraph-rsid="00044b3c" style:font-size-asian="14pt" style:font-size-complex="16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2230</text:p>
      <text:p text:style-name="P1">MP5 Performance Evaluation</text:p>
      <text:p text:style-name="P1">Heath Gerrald</text:p>
      <text:p text:style-name="P1"/>
      <text:p text:style-name="P1"/>
      <text:p text:style-name="P1"><draw:frame draw:style-name="fr1" draw:name="Object1" text:anchor-type="paragraph" svg:width="6.7634in" svg:height="2.15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I ran each test with 15 levels and 100000 trials. Test 2 is different in that I set a seed of 12345 for each trial and ran with the verbose flag on. For both tests, there is a clear distinction between poor, random, and optimal trees, with optimal being the most most efficient and poor being the worst. The poor tree <text:s/>takes over twice as long to run as the random or optimal, which leads me to believe complexity class changes for a worse-case scenari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0:19:12.945763732</meta:creation-date>
    <dc:date>2018-10-29T20:27:03.961781868</dc:date>
    <meta:editing-duration>PT7M51S</meta:editing-duration>
    <meta:editing-cycles>1</meta:editing-cycles>
    <meta:document-statistic meta:table-count="0" meta:image-count="0" meta:object-count="1" meta:page-count="1" meta:paragraph-count="4" meta:word-count="92" meta:character-count="502" meta:non-whitespace-character-count="412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</style:style>
    <style:style style:name="ce2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fcd3c1"/>
    </style:style>
    <style:style style:name="ce6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Successful Search</text:p>
          </table:table-cell>
          <table:table-cell table:style-name="ce5" office:value-type="string" calcext:value-type="string">
            <text:p>Unsuccessful Search</text:p>
          </table:table-cell>
          <table:table-cell table:style-name="ce5" office:value-type="string" calcext:value-type="string">
            <text:p>Time after exercise</text:p>
          </table:table-cell>
        </table:table-row>
        <table:table-row table:style-name="ro1">
          <table:table-cell/>
          <table:table-cell office:value-type="string" calcext:value-type="string">
            <text:p>Poor</text:p>
          </table:table-cell>
          <table:table-cell office:value-type="float" office:value="268" calcext:value-type="float">
            <text:p>268</text:p>
          </table:table-cell>
          <table:table-cell office:value-type="float" office:value="270.992" calcext:value-type="float">
            <text:p>270.992</text:p>
          </table:table-cell>
          <table:table-cell office:value-type="float" office:value="65.109" calcext:value-type="float">
            <text:p>65.109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float" office:value="37.842" calcext:value-type="float">
            <text:p>37.842</text:p>
          </table:table-cell>
          <table:table-cell office:value-type="float" office:value="40.8408" calcext:value-type="float">
            <text:p>40.8408</text:p>
          </table:table-cell>
          <table:table-cell office:value-type="float" office:value="29.713" calcext:value-type="float">
            <text:p>29.713</text:p>
          </table:table-cell>
        </table:table-row>
        <table:table-row table:style-name="ro1">
          <table:table-cell/>
          <table:table-cell office:value-type="string" calcext:value-type="string">
            <text:p>Optima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.994" calcext:value-type="float">
            <text:p>25.994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uccessful Search</text:p>
          </table:table-cell>
          <table:table-cell table:style-name="ce6" office:value-type="string" calcext:value-type="string">
            <text:p>Unsuccessful Search</text:p>
          </table:table-cell>
          <table:table-cell table:style-name="ce6" office:value-type="string" calcext:value-type="string">
            <text:p>Time after exercise</text:p>
          </table:table-cell>
        </table:table-row>
        <table:table-row table:style-name="ro1">
          <table:table-cell/>
          <table:table-cell table:style-name="ce6" office:value-type="string" calcext:value-type="string">
            <text:p>Poor</text:p>
          </table:table-cell>
          <table:table-cell office:value-type="float" office:value="268" calcext:value-type="float">
            <text:p>268</text:p>
          </table:table-cell>
          <table:table-cell office:value-type="float" office:value="270.992" calcext:value-type="float">
            <text:p>270.992</text:p>
          </table:table-cell>
          <table:table-cell office:value-type="float" office:value="66.41" calcext:value-type="float">
            <text:p>66.41</text:p>
          </table:table-cell>
        </table:table-row>
        <table:table-row table:style-name="ro1">
          <table:table-cell/>
          <table:table-cell table:style-name="ce6" office:value-type="string" calcext:value-type="string">
            <text:p>Random</text:p>
          </table:table-cell>
          <table:table-cell office:value-type="float" office:value="38.3351" calcext:value-type="float">
            <text:p>38.3351</text:p>
          </table:table-cell>
          <table:table-cell office:value-type="float" office:value="41.3338" calcext:value-type="float">
            <text:p>41.3338</text:p>
          </table:table-cell>
          <table:table-cell office:value-type="float" office:value="25.293" calcext:value-type="float">
            <text:p>25.293</text:p>
          </table:table-cell>
        </table:table-row>
        <table:table-row table:style-name="ro1">
          <table:table-cell/>
          <table:table-cell table:style-name="ce6" office:value-type="string" calcext:value-type="string">
            <text:p>Optima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2.646" calcext:value-type="float">
            <text:p>22.64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20:22:56.021912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